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\uFF2D\uFF33 \u660E\u671D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</office:font-face-decls>
  <office:automatic-styles>
    <style:style style:family="paragraph" style:name="a2768c6" style:parent-style-name="Standard">
      <style:paragraph-properties fo:line-height="100%" fo:text-align="left"/>
    </style:style>
    <style:style style:family="paragraph" style:name="a425dce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57e11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00a3a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024a7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8c177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f175b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30999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ceba0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f59130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46960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75341e">
      <style:table-row-properties style:row-height="1.25mm"/>
    </style:style>
    <style:style style:family="paragraph" style:name="aacadfc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5dc61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568e2e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2df5f1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907a7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dd430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69ca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15c2a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f68e8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54a79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14e0a2">
      <style:table-row-properties style:row-height="2.66mm"/>
    </style:style>
    <style:style style:family="paragraph" style:name="a7d1a22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1b770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e53de8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3a666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f7642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aedae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e30c7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dbf60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e6f0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17e7a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31f8f8">
      <style:table-row-properties style:row-height="1.25mm"/>
    </style:style>
    <style:style style:family="paragraph" style:name="ada2638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e0a54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e68311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5f36c0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76838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00ba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df95b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7c0a1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2b9f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38080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b19882">
      <style:table-row-properties style:row-height="1.25mm"/>
    </style:style>
    <style:style style:family="paragraph" style:name="a0a08ee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1fdd56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b5dd0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d01e7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1534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303ee4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09db7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7544e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3cfac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8f06c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9d11b1">
      <style:table-row-properties style:row-height="2.66mm"/>
    </style:style>
    <style:style style:family="paragraph" style:name="a3b676e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0f1d6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1066f1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743f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535c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599ce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e21e9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83979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83ae3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6e4b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2fa1d6">
      <style:table-row-properties style:row-height="2.66mm"/>
    </style:style>
    <style:style style:family="paragraph" style:name="ad6f9de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7cb97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c7bb52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75422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f1931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7af0c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8743c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35a51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2b85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07db3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f32015">
      <style:table-row-properties style:row-height="1.25mm"/>
    </style:style>
    <style:style style:family="paragraph" style:name="a9b5286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9d324c">
      <style:table-cell-properties fo:background-color="#ff9966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408cb9">
      <style:table-row-properties style:row-height="6.35mm"/>
    </style:style>
    <style:style style:family="paragraph" style:name="a42556d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d8751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52ec48">
      <style:table-row-properties style:row-height="1.46mm"/>
    </style:style>
    <style:style style:family="paragraph" style:name="a176bc1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3927d">
      <style:table-cell-properties fo:background-color="#eaf1dd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352cd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99fe95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73aeb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18ab8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c9124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6eac4f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c5f30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5f629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4f662f">
      <style:table-row-properties style:row-height="6.9mm"/>
    </style:style>
    <style:style style:family="paragraph" style:name="aa5dfe2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95b0a">
      <style:table-cell-properties fo:background-color="#eaf1dd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5db89e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a8aa9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7226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9d16d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d76a7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7f881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6c3bc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cf913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3fee63">
      <style:table-row-properties style:row-height="6.9mm"/>
    </style:style>
    <style:style style:family="paragraph" style:name="a3ebe87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002992">
      <style:table-cell-properties fo:background-color="#c2d69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5d0612">
      <style:table-row-properties style:row-height="6.35mm"/>
    </style:style>
    <style:style style:family="paragraph" style:name="a7aaa1f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02b78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5f7b17">
      <style:table-row-properties style:row-height="1.46mm"/>
    </style:style>
    <style:style style:family="paragraph" style:name="ae64fc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c0e2bf">
      <style:table-cell-properties fo:background-color="#daeef3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74904c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11f9c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6391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1fa803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b3fd4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cc5fa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720e3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9a48c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eab1af">
      <style:table-row-properties style:row-height="2.66mm"/>
    </style:style>
    <style:style style:family="paragraph" style:name="a28eabe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53e0fc">
      <style:table-cell-properties fo:background-color="#92cddc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8c13c1">
      <style:table-row-properties style:row-height="6.35mm"/>
    </style:style>
    <style:style style:family="paragraph" style:name="a6eee8c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531336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baa13d">
      <style:table-row-properties style:row-height="1.46mm"/>
    </style:style>
    <style:style style:family="paragraph" style:name="ae1bf77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dabb6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c0334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c0507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c1b74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8bbfe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7f414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50f90b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05d4b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0bbe6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94d167">
      <style:table-row-properties style:row-height="1.25mm"/>
    </style:style>
    <style:style style:family="paragraph" style:name="a66a764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56a8f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cb1f25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24403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d5803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1a7a4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8057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96eba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c4361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d1095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057cc5">
      <style:table-row-properties style:row-height="1.25mm"/>
    </style:style>
    <style:style style:family="paragraph" style:name="adc044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99d92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c89e91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71686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45c1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6b5f96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15bb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9f696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0ebb3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2950a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07b755">
      <style:table-row-properties style:row-height="1.25mm"/>
    </style:style>
    <style:style style:family="paragraph" style:name="ac6c13a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89b2f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98341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22a7b0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40e82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4aa46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fc5d1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bf00d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54900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41c48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2964b0">
      <style:table-row-properties style:row-height="1.25mm"/>
    </style:style>
    <style:style style:family="paragraph" style:name="a66202f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e31dc4">
      <style:table-cell-properties fo:background-color="#d99594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fbe0ed">
      <style:table-row-properties style:row-height="6.35mm"/>
    </style:style>
    <style:style style:family="paragraph" style:name="a69d79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823cc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93e3b5">
      <style:table-row-properties style:row-height="1.46mm"/>
    </style:style>
    <style:style style:family="paragraph" style:name="a2e2fe2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4cef8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1d77c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ba026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2cd2d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28a76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55b4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48ed8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12c6d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f6ca3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ee9282">
      <style:table-row-properties style:row-height="1.25mm"/>
    </style:style>
    <style:style style:family="paragraph" style:name="a02532a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ca8d1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31433b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89182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b38b7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3a47fa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3499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762492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4293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6bd99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b72b82">
      <style:table-row-properties style:row-height="1.25mm"/>
    </style:style>
    <style:style style:family="paragraph" style:name="af8ec8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d53da5">
      <style:table-cell-properties fo:background-color="#fde9d9" fo:border-bottom="0.18mm solid #ffffff" fo:border-left="0.18mm solid #ffffff" fo:border-right="0.18mm solid #ffffff" fo:border-top="none" fo:padding-bottom="0.0mm" fo:padding-left="1.91mm" fo:padding-right="1.91mm" fo:padding-top="0.0mm" style:vertical-align="middle"/>
    </style:style>
    <style:style style:family="paragraph" style:name="a4aa5e8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e8e37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50450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e10d0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fa2cee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de5ea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116a2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a3923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table-row" style:name="aa49897">
      <style:table-row-properties style:row-height="1.25mm"/>
    </style:style>
    <style:style style:family="paragraph" style:name="a4e9d7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1f475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b78fc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76b93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3d64b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90069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92b1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01714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a4707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e97b9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e3325c">
      <style:table-row-properties style:row-height="1.25mm"/>
    </style:style>
    <style:style style:family="paragraph" style:name="ae6714c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8fddf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1c3291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14f0ef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166cb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e0dbd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4669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7ce83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69c9a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f6b7a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031994">
      <style:table-row-properties style:row-height="1.25mm"/>
    </style:style>
    <style:style style:family="paragraph" style:name="a7312e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cf939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4d818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ace56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59b01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694a63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23fb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ee0dc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fe523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37d9c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ccad9b">
      <style:table-row-properties style:row-height="2.66mm"/>
    </style:style>
    <style:style style:family="paragraph" style:name="a1dc8b3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a1aaa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a221a3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6450d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9b6fa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afcee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1269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49ae7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12647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5db88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b8131f">
      <style:table-row-properties style:row-height="1.25mm"/>
    </style:style>
    <style:style style:family="paragraph" style:name="a371c43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f4324e">
      <style:table-cell-properties fo:background-color="#fabf8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bef9e0">
      <style:table-row-properties style:row-height="6.35mm"/>
    </style:style>
    <style:style style:family="paragraph" style:name="afb240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5e5f7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f6cd61">
      <style:table-row-properties style:row-height="1.41mm"/>
    </style:style>
    <style:style style:family="paragraph" style:name="ab70a10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120d14">
      <style:table-cell-properties fo:background-color="#d9d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paragraph" style:name="a13fc57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7b29be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57a314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96506f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7c6950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02ecab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3bd84f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da62e3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table-row" style:name="aef06d4">
      <style:table-row-properties style:row-height="1.46mm"/>
    </style:style>
    <style:style style:family="paragraph" style:name="a410163" style:parent-style-name="Standard">
      <style:paragraph-properties fo:text-align="center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95856">
      <style:table-cell-properties fo:border-bottom="0.18mm solid #ffffff" fo:border-left="0.18mm solid #c0c0c0" fo:border-right="0.18mm solid #c0c0c0" fo:border-top="0.18mm solid #c0c0c0" fo:padding-bottom="0.0mm" fo:padding-left="1.91mm" fo:padding-right="1.91mm" fo:padding-top="0.0mm" style:vertical-align="top"/>
    </style:style>
    <style:style style:family="paragraph" style:name="a7212f4" style:parent-style-name="Standard">
      <style:paragraph-properties fo:text-align="left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6fb91">
      <style:table-cell-properties fo:border-bottom="0.18mm solid #ffffff" fo:border-left="none" fo:border-right="none" fo:border-top="none" fo:padding-bottom="0.0mm" fo:padding-left="1.91mm" fo:padding-right="1.91mm" fo:padding-top="0.0mm" style:vertical-align="top"/>
    </style:style>
    <style:style style:family="table-row" style:name="ad921d6">
      <style:table-row-properties style:row-height="1.46mm"/>
    </style:style>
    <style:style style:family="paragraph" style:name="a9fb91b" style:parent-style-name="Standard">
      <style:paragraph-properties fo:text-align="center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53e8c8">
      <style:table-cell-properties fo:border-bottom="0.18mm solid #c0c0c0" fo:border-left="none" fo:border-right="none" fo:border-top="none" fo:padding-bottom="0.0mm" fo:padding-left="1.91mm" fo:padding-right="1.91mm" fo:padding-top="0.0mm" style:vertical-align="top"/>
    </style:style>
    <style:style style:family="paragraph" style:name="a622ffc" style:parent-style-name="Standard">
      <style:paragraph-properties fo:text-align="left" style:line-height-at-least="2.49mm"/>
    </style:style>
    <style:style style:family="table-cell" style:name="a356b37">
      <style:table-cell-properties fo:border-bottom="none" fo:border-left="none" fo:border-right="none" fo:border-top="none" fo:padding-bottom="0.0mm" fo:padding-left="1.91mm" fo:padding-right="1.91mm" fo:padding-top="0.0mm" style:vertical-align="top"/>
    </style:style>
    <style:style style:family="table-row" style:name="a7cd755">
      <style:table-row-properties style:row-height="1.46mm"/>
    </style:style>
    <style:style style:family="table-column" style:name="a3274db">
      <style:table-column-properties style:rel-column-width="11*"/>
    </style:style>
    <style:style style:family="table-column" style:name="a0641a8">
      <style:table-column-properties style:rel-column-width="55*"/>
    </style:style>
    <style:style style:family="table" style:name="aad9454">
      <style:table-properties fo:margin-left="-2.17mm" style:width="16.912cm" table:align="left"/>
    </style:style>
    <style:style style:family="paragraph" style:name="a566f46" style:parent-style-name="Standard">
      <style:paragraph-properties fo:text-align="left" style:line-height-at-least="4.25mm"/>
      <style:text-properties fo:color="#000000" fo:font-size="8.0pt" fo:font-weight="bold" style:font-name="Univers LT Std 55" style:font-name-asian="Calibri1" style:font-name-complex="Univers LT Std 55" style:font-size-asian="8.0pt" style:font-weight-asian="bold"/>
    </style:style>
    <style:style style:family="paragraph" style:name="a5bc385" style:parent-style-name="Standard">
      <style:paragraph-properties fo:text-align="left" style:line-height-at-least="4.25mm"/>
      <style:text-properties fo:color="#000000" fo:font-size="17.5pt" fo:font-weight="bold" style:font-name="Arial" style:font-name-asian="Calibri1" style:font-name-complex="Arial" style:font-size-asian="17.5pt" style:font-weight-asian="bold"/>
    </style:style>
    <style:style style:family="paragraph" style:name="a6cbaf3" style:parent-style-name="Standard">
      <style:paragraph-properties fo:text-align="left" style:line-height-at-least="4.25mm"/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769bc9" style:parent-style-name="Standard">
      <style:paragraph-properties fo:text-align="left" style:line-height-at-least="4.25mm"/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c254cd" style:parent-style-name="Standard">
      <style:paragraph-properties fo:line-height="100%">
        <style:tab-stops>
          <style:tab-stop style:position="-2.54cm"/>
        </style:tab-stops>
      </style:paragraph-properties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746b4c" style:parent-style-name="Heading_20_2">
      <style:paragraph-properties fo:break-before="page" fo:line-height="100%" fo:text-align="center"/>
    </style:style>
    <style:style style:family="paragraph" style:name="aa594fe" style:parent-style-name="Heading_20_2">
      <style:paragraph-properties fo:line-height="100%" fo:text-align="center"/>
      <style:text-properties fo:font-size="22.0pt" style:font-size-asian="22.0pt"/>
    </style:style>
    <style:style style:family="paragraph" style:name="ae503fd" style:parent-style-name="Heading_20_2">
      <style:paragraph-properties fo:line-height="100%"/>
    </style:style>
    <style:style style:family="paragraph" style:name="ad7f0c7" style:parent-style-name="Heading_20_2">
      <style:paragraph-properties fo:line-height="100%" fo:margin-bottom="1.06mm" fo:margin-top="4.23mm"/>
      <style:text-properties fo:font-style="normal" fo:font-weight="normal" style:font-style-asian="normal" style:font-weight-asian="normal"/>
    </style:style>
    <text:list-style style:name="WW8Num1">
      <text:list-level-style-number style:num-format="" text:display-levels="1" text:level="1">
        <style:list-level-properties text:list-level-position-and-space-mode="label-alignment">
          <style:list-level-label-alignment fo:margin-left="7.62mm" fo:text-indent="-7.62mm" text:label-followed-by="nothing"/>
        </style:list-level-properties>
      </text:list-level-style-number>
      <text:list-level-style-number style:num-format="" text:display-levels="1" text:level="2">
        <style:list-level-properties text:list-level-position-and-space-mode="label-alignment">
          <style:list-level-label-alignment fo:margin-left="10.16mm" fo:text-indent="-10.16mm" text:label-followed-by="nothing"/>
        </style:list-level-properties>
      </text:list-level-style-number>
      <text:list-level-style-number style:num-format="" text:display-levels="1" text:level="3">
        <style:list-level-properties text:list-level-position-and-space-mode="label-alignment">
          <style:list-level-label-alignment fo:margin-left="12.7mm" fo:text-indent="-12.7mm" text:label-followed-by="nothing"/>
        </style:list-level-properties>
      </text:list-level-style-number>
      <text:list-level-style-number style:num-format="" text:display-levels="1" text:level="4">
        <style:list-level-properties text:list-level-position-and-space-mode="label-alignment">
          <style:list-level-label-alignment fo:margin-left="15.24mm" fo:text-indent="-15.24mm" text:label-followed-by="nothing"/>
        </style:list-level-properties>
      </text:list-level-style-number>
      <text:list-level-style-number style:num-format="" text:display-levels="1" text:level="5">
        <style:list-level-properties text:list-level-position-and-space-mode="label-alignment">
          <style:list-level-label-alignment fo:margin-left="17.78mm" fo:text-indent="-17.78mm" text:label-followed-by="nothing"/>
        </style:list-level-properties>
      </text:list-level-style-number>
      <text:list-level-style-number style:num-format="" text:display-levels="1" text:level="6">
        <style:list-level-properties text:list-level-position-and-space-mode="label-alignment">
          <style:list-level-label-alignment fo:margin-left="20.32mm" fo:text-indent="-20.32mm" text:label-followed-by="nothing"/>
        </style:list-level-properties>
      </text:list-level-style-number>
      <text:list-level-style-number style:num-format="" text:display-levels="1" text:level="7">
        <style:list-level-properties text:list-level-position-and-space-mode="label-alignment">
          <style:list-level-label-alignment fo:margin-left="22.86mm" fo:text-indent="-22.86mm" text:label-followed-by="nothing"/>
        </style:list-level-properties>
      </text:list-level-style-number>
      <text:list-level-style-number style:num-format="" text:display-levels="1" text:level="8">
        <style:list-level-properties text:list-level-position-and-space-mode="label-alignment">
          <style:list-level-label-alignment fo:margin-left="25.4mm" fo:text-indent="-25.4mm" text:label-followed-by="nothing"/>
        </style:list-level-properties>
      </text:list-level-style-number>
      <text:list-level-style-number style:num-format="" text:display-levels="1" text:level="9">
        <style:list-level-properties text:list-level-position-and-space-mode="label-alignment">
          <style:list-level-label-alignment fo:margin-left="27.94mm" fo:text-indent="-27.94mm" text:label-followed-by="nothing"/>
        </style:list-level-properties>
      </text:list-level-style-number>
    </text:list-style>
    <style:style style:family="table-column" style:name="aeb76c5">
      <style:table-column-properties style:column-width="44.87mm"/>
    </style:style>
    <style:style style:family="table-column" style:name="a2bf57b">
      <style:table-column-properties style:column-width="8.63mm"/>
    </style:style>
    <style:style style:family="table" style:name="adcc871">
      <style:table-properties fo:margin-left="-2.17mm" style:rel-width="100%" style:width="16.912cm" table:align="left"/>
    </style:style>
  </office:automatic-styles>
  <office:body>
    <office:text>
      <text:h text:outline-level="2" text:style-name="ad7f0c7"/>
      <text:h text:outline-level="2" text:style-name="ae503fd"/>
      <text:h text:outline-level="2" text:style-name="aa594fe"/>
      <text:h text:outline-level="2" text:style-name="a746b4c"/>
      <text:p text:style-name="ac254cd"/>
      <text:p text:style-name="a769bc9"/>
      <text:p text:style-name="a6cbaf3"/>
      <text:p text:style-name="a5bc385"/>
      <text:p text:style-name="a566f46">NOAA Tsunami Program Matrix</text:p>
      <table:table table:style-name="adcc871">
        <table:table-column table:number-columns-repeated="3" table:style-name="aeb76c5"/>
        <table:table-column table:number-columns-repeated="4" table:style-name="a2bf57b"/>
        <table:table-row table:style-name="a7cd755">
          <table:table-cell table:style-name="a356b37">
            <text:p text:style-name="a622ffc"/>
          </table:table-cell>
          <table:table-cell table:style-name="a356b37"/>
          <table:table-cell table:style-name="a356b37"/>
          <table:table-cell table:number-columns-spanned="4" table:style-name="a53e8c8">
            <text:p text:style-name="a9fb91b">Line Office</text:p>
          </table:table-cell>
        </table:table-row>
        <table:table-row table:style-name="ad921d6">
          <table:table-cell table:style-name="ab6fb91">
            <text:p text:style-name="a7212f4"/>
          </table:table-cell>
          <table:table-cell table:style-name="ab6fb91"/>
          <table:table-cell table:style-name="ab6fb91"/>
          <table:table-cell table:number-columns-spanned="4" table:style-name="af95856">
            <text:p text:style-name="a410163"/>
          </table:table-cell>
        </table:table-row>
        <table:table-row table:style-name="aef06d4">
          <table:table-cell table:style-name="ada62e3">
            <text:p text:style-name="a3bd84f">Tsunami</text:p>
          </table:table-cell>
          <table:table-cell table:style-name="ada62e3"/>
          <table:table-cell table:style-name="ada62e3"/>
          <table:table-cell table:style-name="a02ecab">
            <text:p text:style-name="a7c6950">NWSd</text:p>
          </table:table-cell>
          <table:table-cell table:style-name="a96506f">
            <text:p text:style-name="a57a314">OAR</text:p>
          </table:table-cell>
          <table:table-cell table:style-name="a7b29be">
            <text:p text:style-name="a13fc57">NOS</text:p>
          </table:table-cell>
          <table:table-cell table:style-name="a120d14">
            <text:p text:style-name="ab70a10">NESDIS</text:p>
          </table:table-cell>
        </table:table-row>
        <table:table-row table:style-name="af6cd61">
          <table:table-cell table:number-columns-spanned="5" table:style-name="a35e5f7">
            <text:p text:style-name="afb2404"/>
          </table:table-cell>
          <table:table-cell table:style-name="a35e5f7"/>
          <table:table-cell table:style-name="a35e5f7"/>
        </table:table-row>
        <table:table-row table:style-name="abef9e0">
          <table:table-cell table:number-columns-spanned="5" table:style-name="af4324e">
            <text:p text:style-name="a371c43">Warning Guidance<text:s/>WHAT<text:s/></text:p>
          </table:table-cell>
          <table:table-cell table:style-name="af4324e"/>
          <table:table-cell table:style-name="af4324e"/>
        </table:table-row>
        <table:table-row table:style-name="ab8131f">
          <table:table-cell table:style-name="ac5db88">
            <text:p text:style-name="aa12647">Program Management</text:p>
          </table:table-cell>
          <table:table-cell table:style-name="ac5db88"/>
          <table:table-cell table:style-name="ac5db88"/>
          <table:table-cell table:style-name="ab49ae7">
            <text:p text:style-name="a31269d">✕</text:p>
          </table:table-cell>
          <table:table-cell table:style-name="afafcee">
            <text:p text:style-name="a49b6fa"/>
          </table:table-cell>
          <table:table-cell table:style-name="af6450d">
            <text:p text:style-name="aa221a3"/>
          </table:table-cell>
          <table:table-cell table:style-name="aea1aaa">
            <text:p text:style-name="a1dc8b3"/>
          </table:table-cell>
        </table:table-row>
        <table:table-row table:style-name="accad9b">
          <table:table-cell table:style-name="ad37d9c">
            <text:p text:style-name="a5fe523">Hazard mapping, inundation forecast modeling &amp; mapping applications, vulnerability and risk planning<text:s/></text:p>
          </table:table-cell>
          <table:table-cell table:style-name="ad37d9c"/>
          <table:table-cell table:style-name="ad37d9c"/>
          <table:table-cell table:style-name="a8ee0dc">
            <text:p text:style-name="ae23fb0">✕</text:p>
          </table:table-cell>
          <table:table-cell table:style-name="a694a63">
            <text:p text:style-name="a759b01">✕</text:p>
          </table:table-cell>
          <table:table-cell table:style-name="a8ace56">
            <text:p text:style-name="a4d8180">✕</text:p>
          </table:table-cell>
          <table:table-cell table:style-name="aecf939">
            <text:p text:style-name="a7312e6">✕</text:p>
          </table:table-cell>
        </table:table-row>
        <table:table-row table:style-name="a031994">
          <table:table-cell table:style-name="a6f6b7a">
            <text:p text:style-name="ad69c9a">Seismic/sea-level (e.g. NWLON) O&amp;M</text:p>
          </table:table-cell>
          <table:table-cell table:style-name="a6f6b7a"/>
          <table:table-cell table:style-name="a6f6b7a"/>
          <table:table-cell table:style-name="a07ce83">
            <text:p text:style-name="a846690">✕</text:p>
          </table:table-cell>
          <table:table-cell table:style-name="ace0dbd">
            <text:p text:style-name="a2166cb"/>
          </table:table-cell>
          <table:table-cell table:style-name="a14f0ef">
            <text:p text:style-name="a1c3291">✕</text:p>
          </table:table-cell>
          <table:table-cell table:style-name="aa8fddf">
            <text:p text:style-name="ae6714c"/>
          </table:table-cell>
        </table:table-row>
        <table:table-row table:style-name="ae3325c">
          <table:table-cell table:style-name="a6e97b9">
            <text:p text:style-name="a7a4707">Data Archiving: Sea Level, DART, bathymetry topography</text:p>
          </table:table-cell>
          <table:table-cell table:style-name="a6e97b9"/>
          <table:table-cell table:style-name="a6e97b9"/>
          <table:table-cell table:style-name="a101714">
            <text:p text:style-name="a292b15"/>
          </table:table-cell>
          <table:table-cell table:style-name="aa90069">
            <text:p text:style-name="a73d64b"/>
          </table:table-cell>
          <table:table-cell table:style-name="a776b93">
            <text:p text:style-name="ab78fc6"/>
          </table:table-cell>
          <table:table-cell table:style-name="af1f475">
            <text:p text:style-name="a4e9d70">✕</text:p>
          </table:table-cell>
        </table:table-row>
        <table:table-row table:style-name="aa49897">
          <table:table-cell table:style-name="afa3923">
            <text:p text:style-name="a116a25"/>
          </table:table-cell>
          <table:table-cell table:style-name="afa3923"/>
          <table:table-cell table:style-name="afa3923"/>
          <table:table-cell table:style-name="a6de5ea">
            <text:p text:style-name="afa2cee"/>
          </table:table-cell>
          <table:table-cell table:style-name="abe10d0">
            <text:p text:style-name="a504505"/>
          </table:table-cell>
          <table:table-cell table:style-name="a6e8e37">
            <text:p text:style-name="a4aa5e8"/>
          </table:table-cell>
          <table:table-cell table:style-name="ad53da5">
            <text:p text:style-name="af8ec8d"/>
          </table:table-cell>
        </table:table-row>
        <table:table-row table:style-name="ab72b82">
          <table:table-cell table:style-name="ab6bd99">
            <text:p text:style-name="a442936">DART System R&amp;D, O&amp;M, and Transition from Research to Applications</text:p>
          </table:table-cell>
          <table:table-cell table:style-name="ab6bd99"/>
          <table:table-cell table:style-name="ab6bd99"/>
          <table:table-cell table:style-name="a762492">
            <text:p text:style-name="a83499a">✕</text:p>
          </table:table-cell>
          <table:table-cell table:style-name="a3a47fa">
            <text:p text:style-name="a9b38b7">✕</text:p>
          </table:table-cell>
          <table:table-cell table:style-name="ac89182">
            <text:p text:style-name="a31433b"/>
          </table:table-cell>
          <table:table-cell table:style-name="a7ca8d1">
            <text:p text:style-name="a02532a"/>
          </table:table-cell>
        </table:table-row>
        <table:table-row table:style-name="aee9282">
          <table:table-cell table:style-name="a4f6ca3">
            <text:p text:style-name="a512c6d">Warning Center Operations: PTWC, ATWC</text:p>
          </table:table-cell>
          <table:table-cell table:style-name="a4f6ca3"/>
          <table:table-cell table:style-name="a4f6ca3"/>
          <table:table-cell table:style-name="a448ed8">
            <text:p text:style-name="ae55b46">✕</text:p>
          </table:table-cell>
          <table:table-cell table:style-name="a028a76">
            <text:p text:style-name="ad2cd2d"/>
          </table:table-cell>
          <table:table-cell table:style-name="adba026">
            <text:p text:style-name="a1d77c9"/>
          </table:table-cell>
          <table:table-cell table:style-name="ae4cef8">
            <text:p text:style-name="a2e2fe2"/>
          </table:table-cell>
        </table:table-row>
        <table:table-row table:style-name="a93e3b5">
          <table:table-cell table:number-columns-spanned="5" table:style-name="a9823cc">
            <text:p text:style-name="a69d794"/>
          </table:table-cell>
          <table:table-cell table:style-name="a9823cc"/>
          <table:table-cell table:style-name="a9823cc"/>
        </table:table-row>
        <table:table-row table:style-name="afbe0ed">
          <table:table-cell table:number-columns-spanned="5" table:style-name="ae31dc4">
            <text:p text:style-name="a66202f">Mitigation and Preparedness</text:p>
          </table:table-cell>
          <table:table-cell table:style-name="ae31dc4"/>
          <table:table-cell table:style-name="ae31dc4"/>
        </table:table-row>
        <table:table-row table:style-name="a2964b0">
          <table:table-cell table:style-name="a841c48">
            <text:p text:style-name="a754900">TWC &amp; WFO Outreach</text:p>
          </table:table-cell>
          <table:table-cell table:style-name="a841c48"/>
          <table:table-cell table:style-name="a841c48"/>
          <table:table-cell table:style-name="aebf00d">
            <text:p text:style-name="a2fc5d1">✕</text:p>
          </table:table-cell>
          <table:table-cell table:style-name="a64aa46">
            <text:p text:style-name="ac40e82"/>
          </table:table-cell>
          <table:table-cell table:style-name="a22a7b0">
            <text:p text:style-name="a983419"/>
          </table:table-cell>
          <table:table-cell table:style-name="ad89b2f">
            <text:p text:style-name="ac6c13a"/>
          </table:table-cell>
        </table:table-row>
        <table:table-row table:style-name="a07b755">
          <table:table-cell table:style-name="a42950a">
            <text:p text:style-name="a50ebb3">National Tsunami Hazard Mitigation Program</text:p>
          </table:table-cell>
          <table:table-cell table:style-name="a42950a"/>
          <table:table-cell table:style-name="a42950a"/>
          <table:table-cell table:style-name="ae9f696">
            <text:p text:style-name="a915bbd">✕</text:p>
          </table:table-cell>
          <table:table-cell table:style-name="a6b5f96">
            <text:p text:style-name="a245c16">✕</text:p>
          </table:table-cell>
          <table:table-cell table:style-name="a871686">
            <text:p text:style-name="ac89e91"/>
          </table:table-cell>
          <table:table-cell table:style-name="a499d92">
            <text:p text:style-name="adc0448">✕</text:p>
          </table:table-cell>
        </table:table-row>
        <table:table-row table:style-name="a057cc5">
          <table:table-cell table:style-name="a1d1095">
            <text:p text:style-name="a9c4361">TsunamiReady</text:p>
          </table:table-cell>
          <table:table-cell table:style-name="a1d1095"/>
          <table:table-cell table:style-name="a1d1095"/>
          <table:table-cell table:style-name="a096eba">
            <text:p text:style-name="aa80578">✕</text:p>
          </table:table-cell>
          <table:table-cell table:style-name="aa1a7a4">
            <text:p text:style-name="a3d5803"/>
          </table:table-cell>
          <table:table-cell table:style-name="aa24403">
            <text:p text:style-name="acb1f25"/>
          </table:table-cell>
          <table:table-cell table:style-name="aa56a8f">
            <text:p text:style-name="a66a764"/>
          </table:table-cell>
        </table:table-row>
        <table:table-row table:style-name="a94d167">
          <table:table-cell table:style-name="a00bbe6">
            <text:p text:style-name="a05d4b4">ITIC</text:p>
          </table:table-cell>
          <table:table-cell table:style-name="a00bbe6"/>
          <table:table-cell table:style-name="a00bbe6"/>
          <table:table-cell table:style-name="a50f90b">
            <text:p text:style-name="aa7f414">✕</text:p>
          </table:table-cell>
          <table:table-cell table:style-name="a08bbfe">
            <text:p text:style-name="aac1b74"/>
          </table:table-cell>
          <table:table-cell table:style-name="a3c0507">
            <text:p text:style-name="ac03349"/>
          </table:table-cell>
          <table:table-cell table:style-name="a1dabb6">
            <text:p text:style-name="ae1bf77"/>
          </table:table-cell>
        </table:table-row>
        <table:table-row table:style-name="abaa13d">
          <table:table-cell table:number-columns-spanned="5" table:style-name="a531336">
            <text:p text:style-name="a6eee8c"/>
          </table:table-cell>
          <table:table-cell table:style-name="a531336"/>
          <table:table-cell table:style-name="a531336"/>
        </table:table-row>
        <table:table-row table:style-name="a8c13c1">
          <table:table-cell table:number-columns-spanned="5" table:style-name="a53e0fc">
            <text:p text:style-name="a28eabe">Research</text:p>
          </table:table-cell>
          <table:table-cell table:style-name="a53e0fc"/>
          <table:table-cell table:style-name="a53e0fc"/>
        </table:table-row>
        <table:table-row table:style-name="aeab1af">
          <table:table-cell table:style-name="ae9a48c">
            <text:p text:style-name="a2720e3">Tsunami Science, Inundation Modeling &amp; Mapping, Sensor Development, Digital Elevation Models</text:p>
          </table:table-cell>
          <table:table-cell table:style-name="ae9a48c"/>
          <table:table-cell table:style-name="ae9a48c"/>
          <table:table-cell table:style-name="a8cc5fa">
            <text:p text:style-name="aab3fd4">✕x</text:p>
          </table:table-cell>
          <table:table-cell table:style-name="a1fa803">
            <text:p text:style-name="a463916">✕</text:p>
          </table:table-cell>
          <table:table-cell table:style-name="ab11f9c">
            <text:p text:style-name="a74904c">✕</text:p>
          </table:table-cell>
          <table:table-cell table:style-name="ac0e2bf">
            <text:p text:style-name="ae64fc8">✕</text:p>
          </table:table-cell>
        </table:table-row>
        <table:table-row table:style-name="a5f7b17">
          <table:table-cell table:number-columns-spanned="5" table:style-name="ab02b78">
            <text:p text:style-name="a7aaa1f"/>
          </table:table-cell>
          <table:table-cell table:style-name="ab02b78"/>
          <table:table-cell table:style-name="ab02b78"/>
        </table:table-row>
        <table:table-row table:style-name="a5d0612">
          <table:table-cell table:number-columns-spanned="5" table:style-name="a002992">
            <text:p text:style-name="a3ebe87">International Coordination</text:p>
          </table:table-cell>
          <table:table-cell table:style-name="a002992"/>
          <table:table-cell table:style-name="a002992"/>
        </table:table-row>
        <table:table-row table:style-name="a3fee63">
          <table:table-cell table:style-name="a1cf913">
            <text:p text:style-name="aa6c3bc">Warning System Development and Capacity Building: Global: GEO, United Nations (UNESCO/IOC, WMO, ISDR, UNDP). Regional Intergovernmental: ICGs (Pacific, Indian, Caribbean, North East Atlantic and Mediterranean) International Tsunami Survey Teams (post-tsunami assessments); technology transfer, training, data/information exchange, system design &amp; integration</text:p>
          </table:table-cell>
          <table:table-cell table:style-name="a1cf913"/>
          <table:table-cell table:style-name="a1cf913"/>
          <table:table-cell table:style-name="a47f881">
            <text:p text:style-name="a9d76a7">✕</text:p>
          </table:table-cell>
          <table:table-cell table:style-name="a89d16d">
            <text:p text:style-name="a172265">✕</text:p>
          </table:table-cell>
          <table:table-cell table:style-name="aea8aa9">
            <text:p text:style-name="a5db89e">✕</text:p>
          </table:table-cell>
          <table:table-cell table:style-name="a895b0a">
            <text:p text:style-name="aa5dfe2">✕</text:p>
          </table:table-cell>
        </table:table-row>
        <table:table-row table:style-name="a4f662f">
          <table:table-cell table:style-name="a45f629">
            <text:p text:style-name="a2c5f30">ITIC</text:p>
          </table:table-cell>
          <table:table-cell table:style-name="a45f629"/>
          <table:table-cell table:style-name="a45f629"/>
          <table:table-cell table:style-name="a6eac4f">
            <text:p text:style-name="a2c9124">✕</text:p>
          </table:table-cell>
          <table:table-cell table:style-name="a818ab8">
            <text:p text:style-name="aa73aeb"/>
          </table:table-cell>
          <table:table-cell table:style-name="a99fe95">
            <text:p text:style-name="a352cd0"/>
          </table:table-cell>
          <table:table-cell table:style-name="a43927d">
            <text:p text:style-name="a176bc1"/>
          </table:table-cell>
        </table:table-row>
        <table:table-row table:style-name="a52ec48">
          <table:table-cell table:number-columns-spanned="5" table:style-name="a4d8751">
            <text:p text:style-name="a42556d">dd</text:p>
          </table:table-cell>
          <table:table-cell table:style-name="a4d8751"/>
          <table:table-cell table:style-name="a4d8751"/>
        </table:table-row>
        <table:table-row table:style-name="a408cb9">
          <table:table-cell table:number-columns-spanned="5" table:style-name="a9d324c">
            <text:p text:style-name="a9b5286">Interagency Coordination</text:p>
          </table:table-cell>
          <table:table-cell table:style-name="a9d324c"/>
          <table:table-cell table:style-name="a9d324c"/>
        </table:table-row>
        <table:table-row table:style-name="af32015">
          <table:table-cell table:style-name="a807db3">
            <text:p text:style-name="a72b855">ITIC</text:p>
          </table:table-cell>
          <table:table-cell table:style-name="a807db3"/>
          <table:table-cell table:style-name="a807db3"/>
          <table:table-cell table:style-name="ab35a51">
            <text:p text:style-name="ad8743c">✕</text:p>
          </table:table-cell>
          <table:table-cell table:style-name="ab7af0c">
            <text:p text:style-name="a6f1931"/>
          </table:table-cell>
          <table:table-cell table:style-name="a375422">
            <text:p text:style-name="ac7bb52"/>
          </table:table-cell>
          <table:table-cell table:style-name="ac7cb97">
            <text:p text:style-name="ad6f9de"/>
          </table:table-cell>
        </table:table-row>
        <table:table-row table:style-name="a2fa1d6">
          <table:table-cell table:style-name="ac6e4b8">
            <text:p text:style-name="a983ae3">Interagency Partnerships: USAID, USGS, USTDA USFS, State Department, FEMA, DHS, USACE, NIST, NSF, Int’l Sea Grant</text:p>
          </table:table-cell>
          <table:table-cell table:style-name="ac6e4b8"/>
          <table:table-cell table:style-name="ac6e4b8"/>
          <table:table-cell table:style-name="af83979">
            <text:p text:style-name="a4e21e9">✕</text:p>
          </table:table-cell>
          <table:table-cell table:style-name="a0599ce">
            <text:p text:style-name="a4535cd">✕</text:p>
          </table:table-cell>
          <table:table-cell table:style-name="ab743f8">
            <text:p text:style-name="a1066f1">✕</text:p>
          </table:table-cell>
          <table:table-cell table:style-name="a80f1d6">
            <text:p text:style-name="a3b676e">✕</text:p>
          </table:table-cell>
        </table:table-row>
        <table:table-row table:style-name="a9d11b1">
          <table:table-cell table:style-name="a68f06c">
            <text:p text:style-name="a13cfac">Technical and Scientific Partnerships [IUGG/Tsunami Commission, US Scientific Professional Organizations (AGU, GSA, BSSA)]</text:p>
          </table:table-cell>
          <table:table-cell table:style-name="a68f06c"/>
          <table:table-cell table:style-name="a68f06c"/>
          <table:table-cell table:style-name="a87544e">
            <text:p text:style-name="ae09db7">✕</text:p>
          </table:table-cell>
          <table:table-cell table:style-name="a303ee4">
            <text:p text:style-name="a115340">✕</text:p>
          </table:table-cell>
          <table:table-cell table:style-name="a8d01e7">
            <text:p text:style-name="ab5dd08">✕</text:p>
          </table:table-cell>
          <table:table-cell table:style-name="a1fdd56">
            <text:p text:style-name="a0a08ee">✕</text:p>
          </table:table-cell>
        </table:table-row>
        <table:table-row table:style-name="ab19882">
          <table:table-cell table:style-name="aa38080">
            <text:p text:style-name="a82b9f5">Regional and Global Sedismic Networks</text:p>
          </table:table-cell>
          <table:table-cell table:style-name="aa38080"/>
          <table:table-cell table:style-name="aa38080"/>
          <table:table-cell table:style-name="a07c0a1">
            <text:p text:style-name="a3df95b">✕</text:p>
          </table:table-cell>
          <table:table-cell table:style-name="ac00ba8">
            <text:p text:style-name="a176838"/>
          </table:table-cell>
          <table:table-cell table:style-name="a5f36c0">
            <text:p text:style-name="ae68311"/>
          </table:table-cell>
          <table:table-cell table:style-name="a7e0a54">
            <text:p text:style-name="ada2638"/>
          </table:table-cell>
        </table:table-row>
        <table:table-row table:style-name="a31f8f8">
          <table:table-cell table:style-name="af17e7a">
            <text:p text:style-name="a1e6f04">GLOSS O&amp;M</text:p>
          </table:table-cell>
          <table:table-cell table:style-name="af17e7a"/>
          <table:table-cell table:style-name="af17e7a"/>
          <table:table-cell table:style-name="a8dbf60">
            <text:p text:style-name="ade30c7"/>
          </table:table-cell>
          <table:table-cell table:style-name="aeaedae">
            <text:p text:style-name="af76426">✕</text:p>
          </table:table-cell>
          <table:table-cell table:style-name="ae3a666">
            <text:p text:style-name="ae53de8"/>
          </table:table-cell>
          <table:table-cell table:style-name="a31b770">
            <text:p text:style-name="a7d1a22"/>
          </table:table-cell>
        </table:table-row>
        <table:table-row table:style-name="a14e0a2">
          <table:table-cell table:style-name="a454a79">
            <text:p text:style-name="a6f68e8">Bathymetry, Topography, Hydrography, Coastal Survey, Ocean Exploration, VDATUM</text:p>
          </table:table-cell>
          <table:table-cell table:style-name="a454a79"/>
          <table:table-cell table:style-name="a454a79"/>
          <table:table-cell table:style-name="a615c2a">
            <text:p text:style-name="a969ca6"/>
          </table:table-cell>
          <table:table-cell table:style-name="add4308">
            <text:p text:style-name="a3907a7">✕</text:p>
          </table:table-cell>
          <table:table-cell table:style-name="a2df5f1">
            <text:p text:style-name="a568e2e">✕</text:p>
          </table:table-cell>
          <table:table-cell table:style-name="a35dc61">
            <text:p text:style-name="aacadfc"/>
          </table:table-cell>
        </table:table-row>
        <table:table-row table:style-name="a75341e">
          <table:table-cell table:style-name="a946960">
            <text:p text:style-name="af59130">Coastal Community Resilience and Coastal Zone Management</text:p>
          </table:table-cell>
          <table:table-cell table:style-name="a946960"/>
          <table:table-cell table:style-name="a946960"/>
          <table:table-cell table:style-name="adceba0">
            <text:p text:style-name="a130999"/>
          </table:table-cell>
          <table:table-cell table:style-name="aff175b">
            <text:p text:style-name="a58c177"/>
          </table:table-cell>
          <table:table-cell table:style-name="a4024a7">
            <text:p text:style-name="a00a3a3">✕</text:p>
          </table:table-cell>
          <table:table-cell table:style-name="a357e11">
            <text:p text:style-name="a425dce">X</text:p>
          </table:table-cell>
        </table:table-row>
      </table:table>
      <text:p text:style-name="a2768c6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\uFF2D\uFF33 \u660E\u671D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>
      <style:paragraph-properties fo:text-align="justify" style:line-height-at-least="6.35mm"/>
      <style:text-properties fo:country="US" fo:font-size="12.0pt" fo:language="en" style:font-name="Times New Roman" style:font-name-asian="Times New Roman" style:font-name-complex="Times New Roman" style:font-size-asian="12.0pt" style:use-window-font-color="true"/>
    </style:style>
    <style:style style:family="paragraph" style:name="Pa2" style:next-style-name="Standard" style:parent-style-name="Standard">
      <style:paragraph-properties fo:text-align="left" style:line-height-at-least="2.13mm"/>
      <style:text-properties style:font-name="Univers LT Std 55" style:font-name-asian="Calibri1" style:font-name-complex="Times New Roman"/>
    </style:style>
    <style:style style:family="paragraph" style:name="Pa1" style:next-style-name="Standard" style:parent-style-name="Standard">
      <style:paragraph-properties fo:text-align="left" style:line-height-at-least="2.49mm"/>
      <style:text-properties style:font-name="Univers LT Std 55" style:font-name-asian="Calibri1" style:font-name-complex="Times New Roman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Pa3" style:next-style-name="Standard" style:parent-style-name="Standard">
      <style:paragraph-properties fo:text-align="left" style:line-height-at-least="4.25mm"/>
      <style:text-properties style:font-name="Univers LT Std 55" style:font-name-asian="Calibri1" style:font-name-complex="Times New Roman"/>
    </style:style>
    <style:style style:family="paragraph" style:name="Verzeichnis" style:parent-style-name="Standard">
      <style:text-properties style:font-name-complex="Mangal1"/>
    </style:style>
    <style:style style:display-name="Table Contents" style:family="paragraph" style:name="Table_20_Contents" style:parent-style-name="Standard"/>
    <style:style style:family="paragraph" style:name="CM1" style:next-style-name="Standard" style:parent-style-name="Standard">
      <style:paragraph-properties style:line-height-at-least="5.52mm"/>
      <style:text-properties style:font-name="Arial" style:font-name-complex="Arial"/>
    </style:style>
    <style:style style:display-name="Normal (Web)" style:family="paragraph" style:name="Normal_20__28_Web_29_" style:parent-style-name="Standard">
      <style:paragraph-properties fo:margin-bottom="4.94mm" fo:margin-top="4.94mm"/>
    </style:style>
    <style:style style:display-name="List Paragraph" style:family="paragraph" style:name="List_20_Paragraph" style:parent-style-name="Standard">
      <style:paragraph-properties fo:margin-left="12.7mm" fo:margin-right="0.0mm" fo:text-indent="0.0mm"/>
    </style:style>
    <style:style style:family="paragraph" style:name="CM2" style:next-style-name="Standard" style:parent-style-name="Standard">
      <style:paragraph-properties style:line-height-at-least="5.52mm"/>
      <style:text-properties style:font-name="Arial" style:font-name-complex="Arial"/>
    </style:style>
    <style:style style:family="paragraph" style:name="Index" style:parent-style-name="Standard">
      <style:text-properties style:font-name-complex="Mangal1" style:font-size-asian="12.0pt"/>
    </style:style>
    <style:style style:display-name="Comment Text" style:family="paragraph" style:name="Comment_20_Text" style:parent-style-name="Standard">
      <style:text-properties fo:font-size="10.0pt" style:font-size-asian="10.0pt"/>
    </style:style>
    <style:style style:display-name="Tabellen Inhalt" style:family="paragraph" style:name="Tabellen_20_Inhalt" style:parent-style-name="Standard"/>
    <style:style style:display-name="Colorful Shading - Accent 1" style:family="paragraph" style:name="Colorful_20_Shading_20_-_20_Accent_20_1" style:parent-style-name="default_paragraph_style">
      <style:text-properties fo:country="US" fo:font-size="12.0pt" fo:language="en" style:font-name="Times New Roman" style:font-name-asian="Times New Roman" style:font-name-complex="Times New Roman" style:font-size-asian="12.0pt" style:use-window-font-color="true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Rahmeninhalt" style:parent-style-name="Text_20_body"/>
    <style:style style:display-name="Frame contents" style:family="paragraph" style:name="Frame_20_contents" style:parent-style-name="Standard"/>
    <style:style style:family="paragraph" style:name="List" style:parent-style-name="Text_20_body">
      <style:text-properties style:font-name-complex="Mangal1"/>
    </style:style>
    <style:style style:display-name="HTML Preformatted" style:family="paragraph" style:name="HTML_20_Preformatted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untry="none" fo:font-size="10.0pt" fo:language="zxx" style:country-asian="none" style:country-complex="none" style:font-name="Courier New" style:font-name-complex="Courier New" style:font-size-asian="10.0pt" style:language-asian="zxx"/>
    </style:style>
    <style:style style:display-name="Tabellen Überschrift" style:family="paragraph" style:name="Tabellen_20_Überschrift" style:parent-style-name="Tabellen_20_Inhalt">
      <style:paragraph-properties fo:text-align="center"/>
      <style:text-properties fo:font-weight="bold" style:font-weight-asian="bold" style:font-weight-complex="bold"/>
    </style:style>
    <style:style style:family="paragraph" style:name="Beschriftung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Comment Subject" style:family="paragraph" style:name="Comment_20_Subject" style:next-style-name="Comment_20_Text" style:parent-style-name="Comment_20_Text">
      <style:paragraph-properties/>
      <style:text-properties fo:font-weight="bold" style:font-weight-asian="bold" style:font-weight-complex="bold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next-style-name="Standard" style:parent-style-name="Standard">
      <style:paragraph-properties/>
      <style:text-properties fo:font-size="10.0pt" fo:font-weight="bold" style:font-size-asian="10.0pt" style:font-weight-asian="bold" style:font-weight-complex="bold"/>
    </style:style>
    <style:style style:default-outline-level="2" style:display-name="Heading 2" style:family="paragraph" style:name="Heading_20_2" style:next-style-name="Standard" style:parent-style-name="Standard">
      <style:paragraph-properties fo:margin-bottom="1.06mm" fo:margin-top="4.23mm"/>
      <style:text-properties fo:font-size="14.0pt" fo:font-style="italic" fo:font-weight="bold" style:font-name="Arial" style:font-name-complex="Arial" style:font-size-asian="14.0pt" style:font-style-asian="italic" style:font-style-complex="italic" style:font-weight-asian="bold" style:font-weight-complex="bold"/>
    </style:style>
    <style:style style:display-name="Balloon Text" style:family="paragraph" style:name="Balloon_20_Text" style:parent-style-name="Standard">
      <style:text-properties fo:font-size="8.0pt" style:font-name="Tahoma" style:font-name-complex="Tahoma" style:font-size-asian="8.0pt"/>
    </style:style>
    <style:style style:default-outline-level="3" style:display-name="Heading 3" style:family="paragraph" style:name="Heading_20_3" style:next-style-name="Standard" style:parent-style-name="Standard">
      <style:paragraph-properties fo:margin-bottom="1.06mm" fo:margin-top="4.23mm"/>
      <style:text-properties fo:font-size="13.0pt" fo:font-weight="bold" style:font-name="Arial" style:font-name-complex="Arial" style:font-size-asian="13.0pt" style:font-weight-asian="bold" style:font-weight-complex="bold"/>
    </style:style>
    <style:style style:family="paragraph" style:name="Überschrift" style:next-style-name="Text_20_body" style:parent-style-name="Standard">
      <style:paragraph-properties fo:margin-bottom="2.12mm" fo:margin-top="4.23mm"/>
      <style:text-properties fo:font-size="14.0pt" style:font-name="Arial" style:font-name-asian="Microsoft YaHei1" style:font-name-complex="Mangal2" style:font-size-asian="14.0pt"/>
    </style:style>
    <style:style style:family="paragraph" style:name="Head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Colorful List - Accent 1" style:family="paragraph" style:name="Colorful_20_List_20_-_20_Accent_20_1" style:parent-style-name="Standard">
      <style:paragraph-properties fo:margin-left="12.7mm" fo:margin-right="0.0mm" fo:text-indent="0.0mm"/>
    </style:style>
    <style:style style:family="paragraph" style:name="Foot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Plain Text" style:family="paragraph" style:name="Plain_20_Text" style:parent-style-name="Standard">
      <style:paragraph-properties fo:line-height="100%" fo:text-align="left"/>
      <style:text-properties fo:font-size="10.0pt" style:font-name="Courier New" style:font-name-complex="Courier New" style:font-size-asian="10.0pt"/>
    </style:style>
    <style:style style:family="paragraph" style:name="Pa0" style:next-style-name="Standard" style:parent-style-name="Standard">
      <style:paragraph-properties fo:text-align="left" style:line-height-at-least="2.49mm"/>
      <style:text-properties style:font-name="Univers LT Std 55" style:font-name-asian="Calibri1" style:font-name-complex="Times New Roman"/>
    </style:style>
    <style:style style:family="text" style:name="WW8Num26ztrue" style:parent-style-name="default_character_style"/>
    <style:style style:family="text" style:name="WW-WW8Num34ztrue1" style:parent-style-name="default_character_style"/>
    <style:style style:family="text" style:name="WW-WW8Num36ztrue" style:parent-style-name="default_character_style"/>
    <style:style style:family="text" style:name="A0" style:parent-style-name="default_character_style">
      <style:text-properties fo:color="#000000" fo:font-size="7.0pt" style:font-name="Zapf Dingbats ITC" style:font-name-complex="Zapf Dingbats ITC" style:font-size-asian="7.0pt"/>
    </style:style>
    <style:style style:display-name="Strong Emphasis" style:family="text" style:name="Strong_20_Emphasis" style:parent-style-name="default_character_style">
      <style:text-properties fo:font-weight="bold" style:font-weight-asian="bold" style:font-weight-complex="bold"/>
    </style:style>
    <style:style style:family="text" style:name="WW8NumSt44z0" style:parent-style-name="default_character_style">
      <style:text-properties fo:font-size="11.0pt" style:font-name="Arial" style:font-name-complex="Wingdings" style:font-size-asian="11.0pt"/>
    </style:style>
    <style:style style:family="text" style:name="WW8Num22z1" style:parent-style-name="default_character_style">
      <style:text-properties style:font-name="Courier New" style:font-name-complex="Courier New"/>
    </style:style>
    <style:style style:family="text" style:name="WW-WW8Num23ztrue1234" style:parent-style-name="default_character_style"/>
    <style:style style:family="text" style:name="WW-WW8Num41ztrue1" style:parent-style-name="default_character_style"/>
    <style:style style:display-name="Default Paragraph Font" style:family="text" style:name="Default_20_Paragraph_20_Font" style:parent-style-name="default_character_style"/>
    <style:style style:family="text" style:name="WW8Num22z0" style:parent-style-name="default_character_style">
      <style:text-properties style:font-name="Symbol" style:font-name-complex="Symbol"/>
    </style:style>
    <style:style style:family="text" style:name="WW8Num22z2" style:parent-style-name="default_character_style">
      <style:text-properties style:font-name="Wingdings" style:font-name-complex="Wingdings"/>
    </style:style>
    <style:style style:family="text" style:name="WW-WW8Num27ztrue123" style:parent-style-name="default_character_style"/>
    <style:style style:family="text" style:name="WW-WW8Num8ztrue123" style:parent-style-name="default_character_style"/>
    <style:style style:family="text" style:name="WW-WW8Num16ztrue12" style:parent-style-name="default_character_style"/>
    <style:style style:family="text" style:name="WW8Num41ztrue" style:parent-style-name="default_character_style"/>
    <style:style style:family="text" style:name="WW-WW8Num41ztrue1234" style:parent-style-name="default_character_style"/>
    <style:style style:family="text" style:name="WW8Num8ztrue" style:parent-style-name="default_character_style"/>
    <style:style style:family="text" style:name="WW8Num18z2" style:parent-style-name="default_character_style">
      <style:text-properties style:font-name="Wingdings" style:font-name-complex="Wingdings"/>
    </style:style>
    <style:style style:family="text" style:name="WW8Num18z1" style:parent-style-name="default_character_style">
      <style:text-properties style:font-name="Courier New" style:font-name-complex="Courier New"/>
    </style:style>
    <style:style style:family="text" style:name="WW8Num18z0" style:parent-style-name="default_character_style">
      <style:text-properties style:font-name="Symbol" style:font-name-complex="Symbol"/>
    </style:style>
    <style:style style:family="text" style:name="WW-WW8Num31ztrue1234" style:parent-style-name="default_character_style"/>
    <style:style style:family="text" style:name="WW8Num43ztrue" style:parent-style-name="default_character_style"/>
    <style:style style:family="text" style:name="WW8Num2z0" style:parent-style-name="default_character_style">
      <style:text-properties style:font-name="Symbol" style:font-name-complex="Symbol"/>
    </style:style>
    <style:style style:family="text" style:name="WW-WW8Num7ztrue" style:parent-style-name="default_character_style"/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3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10z0" style:parent-style-name="default_character_style">
      <style:text-properties style:font-name="Symbol" style:font-name-complex="Symbol"/>
    </style:style>
    <style:style style:family="text" style:name="WW-WW8Num36ztrue123" style:parent-style-name="default_character_style"/>
    <style:style style:family="text" style:name="WW8Num31ztrue" style:parent-style-name="default_character_style"/>
    <style:style style:family="text" style:name="WW-WW8Num4ztrue1" style:parent-style-name="default_character_style"/>
    <style:style style:family="text" style:name="WW-WW8Num33ztrue123456" style:parent-style-name="default_character_style"/>
    <style:style style:family="text" style:name="WW-WW8Num15ztrue1234" style:parent-style-name="default_character_style"/>
    <style:style style:family="text" style:name="WW-WW8Num43ztrue1234" style:parent-style-name="default_character_style"/>
    <style:style style:family="text" style:name="WW-WW8Num34ztrue" style:parent-style-name="default_character_style"/>
    <style:style style:family="text" style:name="WW-WW8Num41ztrue" style:parent-style-name="default_character_style"/>
    <style:style style:family="text" style:name="WW-WW8Num27ztrue12" style:parent-style-name="default_character_style"/>
    <style:style style:family="text" style:name="WW-WW8Num23ztrue12" style:parent-style-name="default_character_style"/>
    <style:style style:family="text" style:name="WW-WW8Num23ztrue123456" style:parent-style-name="default_character_style"/>
    <style:style style:family="text" style:name="WW-WW8Num15ztrue123" style:parent-style-name="default_character_style"/>
    <style:style style:family="text" style:name="WW8Num2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11zfalse" style:parent-style-name="default_character_style"/>
    <style:style style:family="text" style:name="WW-WW8Num26ztrue1" style:parent-style-name="default_character_style"/>
    <style:style style:family="text" style:name="WW-WW8Num34ztrue123456" style:parent-style-name="default_character_style"/>
    <style:style style:family="text" style:name="WW-WW8Num31ztrue123" style:parent-style-name="default_character_style"/>
    <style:style style:family="text" style:name="WW-WW8Num15ztrue1" style:parent-style-name="default_character_style"/>
    <style:style style:family="text" style:name="WW-WW8Num15ztrue" style:parent-style-name="default_character_style"/>
    <style:style style:family="text" style:name="WW8Num19z1" style:parent-style-name="default_character_style">
      <style:text-properties style:font-name="Courier New" style:font-name-complex="Courier New"/>
    </style:style>
    <style:style style:family="text" style:name="WW8Num19z0" style:parent-style-name="default_character_style">
      <style:text-properties style:font-name="Symbol" style:font-name-complex="Symbol"/>
    </style:style>
    <style:style style:family="text" style:name="WW-WW8Num43ztrue123456" style:parent-style-name="default_character_style"/>
    <style:style style:family="text" style:name="WW8Num19z2" style:parent-style-name="default_character_style">
      <style:text-properties style:font-name="Wingdings" style:font-name-complex="Wingdings"/>
    </style:style>
    <style:style style:family="text" style:name="WW-WW8Num27ztrue1" style:parent-style-name="default_character_style"/>
    <style:style style:family="text" style:name="WW-WW8Num15ztrue123456" style:parent-style-name="default_character_style"/>
    <style:style style:family="text" style:name="WW8Num3z0" style:parent-style-name="default_character_style">
      <style:text-properties style:font-name="Symbol" style:font-name-complex="Symbol"/>
    </style:style>
    <style:style style:family="text" style:name="WW8Num11z0" style:parent-style-name="default_character_style">
      <style:text-properties fo:font-size="12.0pt" style:font-name="Symbol" style:font-name-complex="Symbol" style:font-size-asian="12.0pt"/>
    </style:style>
    <style:style style:family="text" style:name="WW8NumSt2z0" style:parent-style-name="default_character_style">
      <style:text-properties fo:font-size="11.0pt" style:font-name="Arial" style:font-name-complex="Arial" style:font-size-asian="11.0pt"/>
    </style:style>
    <style:style style:family="text" style:name="WW8Num4zfalse" style:parent-style-name="default_character_style"/>
    <style:style style:family="text" style:name="WW8Num3z1" style:parent-style-name="default_character_style">
      <style:text-properties style:font-name="Courier New" style:font-name-complex="Courier New"/>
    </style:style>
    <style:style style:family="text" style:name="WW8Num4ztrue" style:parent-style-name="default_character_style"/>
    <style:style style:family="text" style:name="WW8Num3z2" style:parent-style-name="default_character_style">
      <style:text-properties style:font-name="Wingdings" style:font-name-complex="Wingdings"/>
    </style:style>
    <style:style style:family="text" style:name="WW8Num23zfalse" style:parent-style-name="default_character_style"/>
    <style:style style:family="text" style:name="WW-WW8Num36ztrue12345" style:parent-style-name="default_character_style"/>
    <style:style style:family="text" style:name="WW-WW8Num31ztrue12" style:parent-style-name="default_character_style"/>
    <style:style style:family="text" style:name="WW-WW8Num7ztrue12345" style:parent-style-name="default_character_style"/>
    <style:style style:family="text" style:name="WW-WW8Num11ztrue1234" style:parent-style-name="default_character_style"/>
    <style:style style:family="text" style:name="WW8Num28z2" style:parent-style-name="default_character_style">
      <style:text-properties style:font-name="Wingdings" style:font-name-complex="Wingdings"/>
    </style:style>
    <style:style style:family="text" style:name="WW-WW8Num31ztrue" style:parent-style-name="default_character_style"/>
    <style:style style:family="text" style:name="WW-WW8Num33ztrue12" style:parent-style-name="default_character_style"/>
    <style:style style:family="text" style:name="WW-WW8Num34ztrue12" style:parent-style-name="default_character_style"/>
    <style:style style:family="text" style:name="WW8Num16zfalse" style:parent-style-name="default_character_style"/>
    <style:style style:family="text" style:name="WW8Num28z1" style:parent-style-name="default_character_style">
      <style:text-properties style:font-name="Courier New" style:font-name-complex="Courier New"/>
    </style:style>
    <style:style style:family="text" style:name="WW8Num36zfalse" style:parent-style-name="default_character_style">
      <style:text-properties fo:font-size="10.0pt" style:font-size-asian="10.0pt"/>
    </style:style>
    <style:style style:family="text" style:name="WW8Num28z0" style:parent-style-name="default_character_style">
      <style:text-properties style:font-name="Symbol" style:font-name-complex="Symbol"/>
    </style:style>
    <style:style style:family="text" style:name="WW8Num20z2" style:parent-style-name="default_character_style">
      <style:text-properties style:font-name="Wingdings" style:font-name-complex="Wingdings"/>
    </style:style>
    <style:style style:family="text" style:name="WW-WW8Num32ztrue123456" style:parent-style-name="default_character_style"/>
    <style:style style:family="text" style:name="WW8Num4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20z1" style:parent-style-name="default_character_style">
      <style:text-properties style:font-name="Courier New" style:font-name-complex="Courier New"/>
    </style:style>
    <style:style style:family="text" style:name="WW8Num20z0" style:parent-style-name="default_character_style">
      <style:text-properties style:font-name="Symbol" style:font-name-complex="Symbol"/>
    </style:style>
    <style:style style:family="text" style:name="WW8Num8zfalse" style:parent-style-name="default_character_style"/>
    <style:style style:family="text" style:name="WW-WW8Num33ztrue1" style:parent-style-name="default_character_style"/>
    <style:style style:family="text" style:name="WW-WW8Num7ztrue123456" style:parent-style-name="default_character_style"/>
    <style:style style:family="text" style:name="WW8Num16ztrue" style:parent-style-name="default_character_style"/>
    <style:style style:family="text" style:name="WW-WW8Num16ztrue" style:parent-style-name="default_character_style"/>
    <style:style style:family="text" style:name="WW8Num39z2" style:parent-style-name="default_character_style">
      <style:text-properties style:font-name="Wingdings" style:font-name-complex="Wingdings"/>
    </style:style>
    <style:style style:family="text" style:name="WW8Num16z0" style:parent-style-name="default_character_style">
      <style:text-properties fo:font-size="10.0pt" style:font-size-asian="10.0pt"/>
    </style:style>
    <style:style style:family="text" style:name="WW8Num39z0" style:parent-style-name="default_character_style">
      <style:text-properties style:font-name="Symbol" style:font-name-complex="Symbol"/>
    </style:style>
    <style:style style:family="text" style:name="WW8Num39z1" style:parent-style-name="default_character_style">
      <style:text-properties style:font-name="Courier New" style:font-name-complex="Courier New"/>
    </style:style>
    <style:style style:family="text" style:name="WW-WW8Num36ztrue1234" style:parent-style-name="default_character_style"/>
    <style:style style:family="text" style:name="WW-WW8Num27ztrue" style:parent-style-name="default_character_style"/>
    <style:style style:family="text" style:name="WW8Num31z0" style:parent-style-name="default_character_style">
      <style:text-properties style:text-underline-style="none"/>
    </style:style>
    <style:style style:family="text" style:name="WW8Num4z0" style:parent-style-name="default_character_style">
      <style:text-properties style:font-name="Symbol" style:font-name-complex="Symbol"/>
    </style:style>
    <style:style style:family="text" style:name="WW8Num29z2" style:parent-style-name="default_character_style">
      <style:text-properties style:font-name="Wingdings" style:font-name-complex="Wingdings"/>
    </style:style>
    <style:style style:family="text" style:name="WW-WW8Num36ztrue1" style:parent-style-name="default_character_style"/>
    <style:style style:family="text" style:name="WW8Num29z1" style:parent-style-name="default_character_style">
      <style:text-properties style:font-name="Courier New" style:font-name-complex="Courier New"/>
    </style:style>
    <style:style style:family="text" style:name="WW-WW8Num31ztrue12345" style:parent-style-name="default_character_style"/>
    <style:style style:family="text" style:name="WW8Num36ztrue" style:parent-style-name="default_character_style"/>
    <style:style style:family="text" style:name="WW-WW8Num7ztrue123" style:parent-style-name="default_character_style"/>
    <style:style style:family="text" style:name="WW-WW8Num26ztrue" style:parent-style-name="default_character_style"/>
    <style:style style:family="text" style:name="WW8Num29z0" style:parent-style-name="default_character_style">
      <style:text-properties style:font-name="Symbol" style:font-name-complex="Symbol"/>
    </style:style>
    <style:style style:family="text" style:name="WW8Num21z2" style:parent-style-name="default_character_style">
      <style:text-properties style:font-name="Wingdings" style:font-name-complex="Wingdings"/>
    </style:style>
    <style:style style:family="text" style:name="WW8Num44z2" style:parent-style-name="default_character_style">
      <style:text-properties fo:font-size="10.0pt" style:font-name="Wingdings" style:font-name-complex="Wingdings" style:font-size-asian="10.0pt"/>
    </style:style>
    <style:style style:family="text" style:name="WW8Num21z1" style:parent-style-name="default_character_style">
      <style:text-properties style:font-name="Courier New" style:font-name-complex="Courier New"/>
    </style:style>
    <style:style style:family="text" style:name="WW8Num44z0" style:parent-style-name="default_character_style">
      <style:text-properties fo:font-size="10.0pt" style:font-name="Symbol" style:font-name-complex="Symbol" style:font-size-asian="10.0pt"/>
    </style:style>
    <style:style style:family="text" style:name="WW8Num44z1" style:parent-style-name="default_character_style">
      <style:text-properties fo:font-size="10.0pt" style:font-name="Courier New" style:font-name-complex="Courier New" style:font-size-asian="10.0pt"/>
    </style:style>
    <style:style style:family="text" style:name="WW-WW8Num11ztrue" style:parent-style-name="default_character_style"/>
    <style:style style:family="text" style:name="WW8Num21z0" style:parent-style-name="default_character_style">
      <style:text-properties style:font-name="Symbol" style:font-name-complex="Symbol"/>
    </style:style>
    <style:style style:family="text" style:name="WW-WW8Num8ztrue1" style:parent-style-name="default_character_style"/>
    <style:style style:family="text" style:name="WW-WW8Num8ztrue12" style:parent-style-name="default_character_style"/>
    <style:style style:family="text" style:name="WW-WW8Num36ztrue12" style:parent-style-name="default_character_style"/>
    <style:style style:family="text" style:name="WW-WW8Num33ztrue123" style:parent-style-name="default_character_style"/>
    <style:style style:family="text" style:name="WW8Num17z2" style:parent-style-name="default_character_style">
      <style:text-properties style:font-name="Wingdings" style:font-name-complex="Wingdings"/>
    </style:style>
    <style:style style:family="text" style:name="WW-WW8Num27ztrue1234" style:parent-style-name="default_character_style"/>
    <style:style style:family="text" style:name="WW-WW8Num11ztrue12345" style:parent-style-name="default_character_style"/>
    <style:style style:family="text" style:name="WW-WW8Num33ztrue1234" style:parent-style-name="default_character_style"/>
    <style:style style:family="text" style:name="WW8Num17z1" style:parent-style-name="default_character_style">
      <style:text-properties style:font-name="Courier New" style:font-name-complex="Courier New"/>
    </style:style>
    <style:style style:family="text" style:name="WW8Num17z0" style:parent-style-name="default_character_style">
      <style:text-properties style:font-name="Symbol" style:font-name-complex="Symbol"/>
    </style:style>
    <style:style style:family="text" style:name="WW8Num7zfalse" style:parent-style-name="default_character_style">
      <style:text-properties fo:font-size="10.0pt" style:font-size-asian="10.0pt"/>
    </style:style>
    <style:style style:family="text" style:name="WW-WW8Num7ztrue1" style:parent-style-name="default_character_style"/>
    <style:style style:family="text" style:name="WW8Num15zfalse" style:parent-style-name="default_character_style"/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style style:family="text" style:name="WW-WW8Num32ztrue1234" style:parent-style-name="default_character_style"/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true" style:parent-style-name="default_character_style"/>
    <style:style style:family="text" style:name="Absatz-Standardschriftart" style:parent-style-name="default_character_style"/>
    <style:style style:family="text" style:name="WW-WW8Num4ztrue123" style:parent-style-name="default_character_style"/>
    <style:style style:family="text" style:name="WW8Num11ztrue" style:parent-style-name="default_character_style"/>
    <style:style style:family="text" style:name="WW-WW8Num11ztrue1" style:parent-style-name="default_character_style"/>
    <style:style style:family="text" style:name="WW-WW8Num33ztrue12345" style:parent-style-name="default_character_style"/>
    <style:style style:family="text" style:name="WW-WW8Num31ztrue1" style:parent-style-name="default_character_style"/>
    <style:style style:family="text" style:name="WW-WW8Num15ztrue12" style:parent-style-name="default_character_style"/>
    <style:style style:family="text" style:name="WW-WW8Num11ztrue12" style:parent-style-name="default_character_style"/>
    <style:style style:family="text" style:name="WW-WW8Num32ztrue123" style:parent-style-name="default_character_style"/>
    <style:style style:family="text" style:name="WW-WW8Num7ztrue12" style:parent-style-name="default_character_style"/>
    <style:style style:family="text" style:name="WW8Num27ztrue" style:parent-style-name="default_character_style"/>
    <style:style style:family="text" style:name="WW-WW8Num16ztrue12345" style:parent-style-name="default_character_style"/>
    <style:style style:family="text" style:name="Emphasis" style:parent-style-name="default_character_style">
      <style:text-properties fo:font-style="italic" fo:font-weight="bold" style:font-style-asian="italic" style:font-style-complex="italic" style:font-weight-asian="bold" style:font-weight-complex="bold"/>
    </style:style>
    <style:style style:family="text" style:name="WW-WW8Num11ztrue123456" style:parent-style-name="default_character_style"/>
    <style:style style:family="text" style:name="WW-WW8Num41ztrue12345" style:parent-style-name="default_character_style"/>
    <style:style style:family="text" style:name="WW8Num34zfalse" style:parent-style-name="default_character_style">
      <style:text-properties fo:font-size="10.0pt" style:font-size-asian="10.0pt"/>
    </style:style>
    <style:style style:family="text" style:name="WW-WW8Num27ztrue123456" style:parent-style-name="default_character_style"/>
    <style:style style:family="text" style:name="WW-WW8Num31ztrue123456" style:parent-style-name="default_character_style"/>
    <style:style style:family="text" style:name="WW-WW8Num41ztrue123456" style:parent-style-name="default_character_style"/>
    <style:style style:family="text" style:name="WW-WW8Num26ztrue12345" style:parent-style-name="default_character_style"/>
    <style:style style:family="text" style:name="WW8Num14z2" style:parent-style-name="default_character_style">
      <style:text-properties style:font-name="Wingdings" style:font-name-complex="Wingdings"/>
    </style:style>
    <style:style style:family="text" style:name="WW8Num37z2" style:parent-style-name="default_character_style">
      <style:text-properties style:font-name="Wingdings" style:font-name-complex="Wingdings"/>
    </style:style>
    <style:style style:family="text" style:name="WW8Num14z1" style:parent-style-name="default_character_style">
      <style:text-properties style:font-name="Courier New" style:font-name-complex="Courier New"/>
    </style:style>
    <style:style style:family="text" style:name="WW8Num37z0" style:parent-style-name="default_character_style">
      <style:text-properties style:font-name="Symbol" style:font-name-complex="Symbol"/>
    </style:style>
    <style:style style:family="text" style:name="WW8Num37z1" style:parent-style-name="default_character_style">
      <style:text-properties style:font-name="Courier New" style:font-name-complex="Courier New"/>
    </style:style>
    <style:style style:display-name="Internet link" style:family="text" style:name="Internet_20_link" style:parent-style-name="default_character_style">
      <style:text-properties fo:color="#0000ff" style:text-underline-style="solid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-WW8Num4ztrue" style:parent-style-name="default_character_style"/>
    <style:style style:family="text" style:name="WW8Num6z0" style:parent-style-name="default_character_style">
      <style:text-properties style:font-name="Symbol" style:font-name-complex="Symbol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-WW8Num32ztrue12345" style:parent-style-name="default_character_style"/>
    <style:style style:family="text" style:name="WW-WW8Num8ztrue" style:parent-style-name="default_character_style"/>
    <style:style style:family="text" style:name="WW-WW8Num26ztrue123456" style:parent-style-name="default_character_style"/>
    <style:style style:family="text" style:name="WW-WW8Num26ztrue123" style:parent-style-name="default_character_style"/>
    <style:style style:family="text" style:name="WW-WW8Num16ztrue123456" style:parent-style-name="default_character_style"/>
    <style:style style:family="text" style:name="WW-WW8Num11ztrue123" style:parent-style-name="default_character_style"/>
    <style:style style:family="text" style:name="WW-WW8Num23ztrue12345" style:parent-style-name="default_character_style"/>
    <style:style style:family="text" style:name="WW-WW8Num15ztrue12345" style:parent-style-name="default_character_style"/>
    <style:style style:family="text" style:name="WW-WW8Num41ztrue12" style:parent-style-name="default_character_style"/>
    <style:style style:family="text" style:name="WW-WW8Num26ztrue12" style:parent-style-name="default_character_style"/>
    <style:style style:family="text" style:name="WW-WW8Num43ztrue123" style:parent-style-name="default_character_style"/>
    <style:style style:display-name="Page Number" style:family="text" style:name="Page_20_Number" style:parent-style-name="Default_20_Paragraph_20_Font"/>
    <style:style style:family="text" style:name="WW8Num42z4" style:parent-style-name="default_character_style">
      <style:text-properties style:font-name="Courier New" style:font-name-complex="Courier New"/>
    </style:style>
    <style:style style:family="text" style:name="WW8Num41zfalse" style:parent-style-name="default_character_style"/>
    <style:style style:family="text" style:name="WW8Num42z2" style:parent-style-name="default_character_style">
      <style:text-properties style:font-name="Wingdings" style:font-name-complex="Wingdings"/>
    </style:style>
    <style:style style:family="text" style:name="WW-WW8Num16ztrue1" style:parent-style-name="default_character_style"/>
    <style:style style:family="text" style:name="WW8Num42z0" style:parent-style-name="default_character_style">
      <style:text-properties style:font-name="Symbol" style:font-name-complex="Symbol"/>
    </style:style>
    <style:style style:family="text" style:name="WW-WW8Num36ztrue123456" style:parent-style-name="default_character_style"/>
    <style:style style:family="text" style:name="WW-WW8Num43ztrue1" style:parent-style-name="default_character_style"/>
    <style:style style:family="text" style:name="WW-WW8Num34ztrue1234" style:parent-style-name="default_character_style"/>
    <style:style style:family="text" style:name="WW8Num15ztrue" style:parent-style-name="default_character_style"/>
    <style:style style:family="text" style:name="WW-WW8Num8ztrue12345" style:parent-style-name="default_character_style"/>
    <style:style style:family="text" style:name="WW8Num38z1" style:parent-style-name="default_character_style">
      <style:text-properties style:font-name="Courier New" style:font-name-complex="Courier New"/>
    </style:style>
    <style:style style:display-name="HTML Preformatted Char" style:family="text" style:name="HTML_20_Preformatted_20_Char" style:parent-style-name="default_character_style">
      <style:text-properties style:font-name="Courier New" style:font-name-complex="Courier New"/>
    </style:style>
    <style:style style:family="text" style:name="WW8Num15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-WW8Num7ztrue1234" style:parent-style-name="default_character_style"/>
    <style:style style:family="text" style:name="WW8Num38z2" style:parent-style-name="default_character_style">
      <style:text-properties style:font-name="Wingdings" style:font-name-complex="Wingdings"/>
    </style:style>
    <style:style style:family="text" style:name="WW-WW8Num43ztrue12345" style:parent-style-name="default_character_style"/>
    <style:style style:family="text" style:name="WW8Num38z0" style:parent-style-name="default_character_style">
      <style:text-properties style:font-name="Symbol" style:font-name-complex="Symbol"/>
    </style:style>
    <style:style style:family="text" style:name="WW-WW8Num23ztrue123" style:parent-style-name="default_character_style"/>
    <style:style style:family="text" style:name="WW8Num30z0" style:parent-style-name="default_character_style">
      <style:text-properties style:font-name="Symbol" style:font-name-complex="Symbol"/>
    </style:style>
    <style:style style:family="text" style:name="WW-WW8Num32ztrue1" style:parent-style-name="default_character_style"/>
    <style:style style:family="text" style:name="WW8Num30z2" style:parent-style-name="default_character_style">
      <style:text-properties style:font-name="Wingdings" style:font-name-complex="Wingdings"/>
    </style:style>
    <style:style style:family="text" style:name="WW8Num30z1" style:parent-style-name="default_character_style">
      <style:text-properties style:font-name="Courier New" style:font-name-complex="Courier New"/>
    </style:style>
    <style:style style:family="text" style:name="WW8Num8z0" style:parent-style-name="default_character_style">
      <style:text-properties style:font-name="Symbol" style:font-name-complex="Symbol"/>
    </style:style>
    <style:style style:family="text" style:name="WW8Num34ztrue" style:parent-style-name="default_character_style"/>
    <style:style style:family="text" style:name="WW8Num26zfalse" style:parent-style-name="default_character_style"/>
    <style:style style:family="text" style:name="WW-WW8Num32ztrue12" style:parent-style-name="default_character_style"/>
    <style:style style:family="text" style:name="WW8Num24z3" style:parent-style-name="default_character_style">
      <style:text-properties style:font-name="Symbol" style:font-name-complex="Symbol"/>
    </style:style>
    <style:style style:family="text" style:name="WW8Num24z2" style:parent-style-name="default_character_style">
      <style:text-properties style:font-name="Wingdings" style:font-name-complex="Wingdings"/>
    </style:style>
    <style:style style:family="text" style:name="WW-WW8Num26ztrue1234" style:parent-style-name="default_character_style"/>
    <style:style style:family="text" style:name="WW8Num24z1" style:parent-style-name="default_character_style">
      <style:text-properties style:font-name="Courier New" style:font-name-complex="Courier New"/>
    </style:style>
    <style:style style:family="text" style:name="WW8Num24z0" style:parent-style-name="default_character_style">
      <style:text-properties fo:font-size="12.0pt" style:font-name="Symbol" style:font-name-complex="Symbol" style:font-size-asian="12.0pt"/>
    </style:style>
    <style:style style:family="text" style:name="WW8Num33ztrue" style:parent-style-name="default_character_style"/>
    <style:style style:family="text" style:name="WW-WW8Num43ztrue" style:parent-style-name="default_character_style"/>
    <style:style style:family="text" style:name="WW8Num32ztrue" style:parent-style-name="default_character_style"/>
    <style:style style:family="text" style:name="WW8Num2zfalse" style:parent-style-name="default_character_style"/>
    <style:style style:family="text" style:name="WW-WW8Num34ztrue123" style:parent-style-name="default_character_style"/>
    <style:style style:display-name="Comment Reference" style:family="text" style:name="Comment_20_Reference" style:parent-style-name="default_character_style">
      <style:text-properties fo:font-size="8.0pt" style:font-size-asian="8.0pt"/>
    </style:style>
    <style:style style:family="text" style:name="WW-WW8Num4ztrue1234" style:parent-style-name="default_character_style"/>
    <style:style style:family="text" style:name="WW8Num35z2" style:parent-style-name="default_character_style">
      <style:text-properties style:font-name="Wingdings" style:font-name-complex="Wingdings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35z0" style:parent-style-name="default_character_style">
      <style:text-properties style:font-name="Symbol" style:font-name-complex="Symbol"/>
    </style:style>
    <style:style style:family="text" style:name="WW8Num35z1" style:parent-style-name="default_character_style">
      <style:text-properties style:font-name="Courier New" style:font-name-complex="Courier New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-WW8Num8ztrue123456" style:parent-style-name="default_character_style"/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-WW8Num32ztrue" style:parent-style-name="default_character_style"/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1z7" style:parent-style-name="default_character_style"/>
    <style:style style:family="text" style:name="WW8Num1z8" style:parent-style-name="default_character_style"/>
    <style:style style:family="text" style:name="WW8Num9z0" style:parent-style-name="default_character_style">
      <style:text-properties style:font-name="Symbol" style:font-name-complex="Symbol"/>
    </style:style>
    <style:style style:family="text" style:name="WW-WW8Num34ztrue12345" style:parent-style-name="default_character_style"/>
    <style:style style:family="text" style:name="WW-WW8Num33ztrue" style:parent-style-name="default_character_style"/>
    <style:style style:family="text" style:name="WW-WW8Num41ztrue123" style:parent-style-name="default_character_style"/>
    <style:style style:family="text" style:name="WW8Num25z2" style:parent-style-name="default_character_style">
      <style:text-properties style:font-name="Wingdings" style:font-name-complex="Wingdings"/>
    </style:style>
    <style:style style:family="text" style:name="WW8Num25z1" style:parent-style-name="default_character_style">
      <style:text-properties style:font-name="Courier New" style:font-name-complex="Courier New"/>
    </style:style>
    <style:style style:family="text" style:name="WW8Num25z0" style:parent-style-name="default_character_style">
      <style:text-properties style:font-name="Symbol" style:font-name-complex="Symbol"/>
    </style:style>
    <style:style style:family="text" style:name="WW8Num40z2" style:parent-style-name="default_character_style">
      <style:text-properties style:font-name="Wingdings" style:font-name-complex="Wingdings"/>
    </style:style>
    <style:style style:family="text" style:name="WW8Num40z0" style:parent-style-name="default_character_style">
      <style:text-properties style:font-name="Symbol" style:font-name-complex="Symbol"/>
    </style:style>
    <style:style style:family="text" style:name="WW8Num40z1" style:parent-style-name="default_character_style">
      <style:text-properties style:font-name="Courier New" style:font-name-complex="Courier New"/>
    </style:style>
    <style:style style:family="text" style:name="WW8Num32zfalse" style:parent-style-name="default_character_style"/>
    <style:style style:family="text" style:name="WW-WW8Num23ztrue1" style:parent-style-name="default_character_style"/>
    <style:style style:family="text" style:name="WW-WW8Num16ztrue1234" style:parent-style-name="default_character_style"/>
    <style:style style:family="text" style:name="WW-WW8Num8ztrue1234" style:parent-style-name="default_character_style"/>
    <style:style style:family="text" style:name="WW-WW8Num16ztrue123" style:parent-style-name="default_character_style"/>
    <style:style style:family="text" style:name="WW-WW8Num27ztrue12345" style:parent-style-name="default_character_style"/>
    <style:style style:family="text" style:name="WW-WW8Num4ztrue12345" style:parent-style-name="default_character_style"/>
    <style:style style:family="text" style:name="WW-WW8Num23ztrue" style:parent-style-name="default_character_style"/>
    <style:style style:family="text" style:name="WW8Num27zfalse" style:parent-style-name="default_character_style"/>
    <style:style style:family="text" style:name="WW-WW8Num43ztrue12" style:parent-style-name="default_character_style"/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z1" style:parent-style-name="default_character_style"/>
    <style:style style:family="text" style:name="WW-WW8Num4ztrue12" style:parent-style-name="default_character_style"/>
    <style:style style:family="text" style:name="WW8Num23ztrue" style:parent-style-name="default_character_style"/>
    <style:style style:family="text" style:name="WW8Num1z2" style:parent-style-name="default_character_style">
      <style:text-properties style:font-name="Courier New" style:font-name-complex="Courier New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z0" style:parent-style-name="default_character_style">
      <style:text-properties style:font-name="Symbol" style:font-name-complex="Symbol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1z5" style:parent-style-name="default_character_style"/>
    <style:style style:family="text" style:name="WW-WW8Num4ztrue123456" style:parent-style-name="default_character_style"/>
    <style:style style:family="text" style:name="WW8Num1z6" style:parent-style-name="default_character_style"/>
    <style:style style:family="text" style:name="WW8Num1z3" style:parent-style-name="default_character_style">
      <style:text-properties style:font-name="Wingdings" style:font-name-complex="Wingdings"/>
    </style:style>
    <style:style style:family="text" style:name="WW8Num1z4" style:parent-style-name="default_character_style"/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graphic" style:name="ac2ec10" style:parent-style-name="Frame">
      <style:graphic-properties fo:background-color="#ffffff" fo:border-bottom="none" fo:border-left="none" fo:border-right="none" fo:border-top="none" fo:padding-bottom="0.02mm" fo:padding-left="0.02mm" fo:padding-right="0.02mm" fo:padding-top="0.02mm" style:horizontal-pos="center" style:horizontal-rel="page-start-margin" style:vertical-pos="from-top" style:vertical-rel="paragraph" svg:y="0.02mm"/>
    </style:style>
    <style:style style:family="paragraph" style:list-style-name="OTK_DEFAULT_LIST" style:name="a7c49f5">
      <style:paragraph-properties/>
      <style:text-properties fo:font-style="normal" fo:font-weight="normal" style:font-name="Calibri" style:font-name-asian="Calibri" style:font-name-complex="Calibri"/>
    </style:style>
    <style:style style:family="graphic" style:name="a76f2ed" style:parent-style-name="default">
      <style:graphic-properties draw:fill="solid" draw:fill-color="#c0c0c0" fo:margin-left="3.19mm" fo:margin-right="3.19mm" fo:padding-bottom="2.29mm" fo:padding-left="4.41mm" fo:padding-right="4.41mm" fo:padding-top="2.29mm" style:horizontal-pos="center" style:horizontal-rel="page-start-margin" style:run-through="background" style:vertical-rel="page-content" style:wrap="run-through" style:wrap-contour="false" svg:x="-25.4mm" svg:y="139.21mm"/>
    </style:style>
    <style:style style:family="paragraph" style:name="a1ee9c0" style:parent-style-name="Header">
      <style:text-properties fo:country="DE" fo:language="de"/>
    </style:style>
  </office:automatic-styles>
  <office:master-styles>
    <style:master-page style:name="Standard">
      <style:header>
        <text:p text:style-name="Header"/>
      </style:header>
      <style:header-first>
        <text:p text:style-name="a1ee9c0"><draw:frame draw:style-name="a76f2ed" draw:z-index="2" svg:height="232.79mm" svg:width="232.79mm" svg:x="-25.4mm" svg:y="139.21mm" text:anchor-type="as-char"><draw:text-box><text:list text:continue-numbering="true" text:style-name="OTK_DEFAULT_LIST"><text:list-header><text:p text:style-name="a7c49f5">DRAFT</text:p></text:list-header></text:list></draw:text-box></draw:frame></text:p>
      </style:header-first>
      <style:footer>
        <text:p text:style-name="Footer"><draw:frame draw:style-name="ac2ec10" draw:z-index="1" svg:height="6.31mm" svg:width="24.68mm" svg:y="0.02mm" text:anchor-type="as-char"><draw:text-box><text:p text:style-name="Footer"><text:page-number>3</text:page-number></text:p><text:p text:style-name="Footer"/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9</dc:date>
    <meta:editing-cycles>2</meta:editing-cycles>
    <meta:editing-duration>PT0.168S</meta:editing-duration>
  </office:meta>
</office:document-meta>
</file>